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draw:fill-color="#99ccff" draw:textarea-horizontal-align="center" draw:textarea-vertical-align="middle"/>
    </style:style>
    <style:style style:name="gr2" style:family="graphic" style:parent-style-name="standard">
      <style:graphic-properties draw:stroke-dash="_32__20_Dots_20_1_20_Dash" draw:textarea-horizontal-align="center" draw:textarea-vertical-align="middle"/>
    </style:style>
    <style:style style:name="gr3" style:family="graphic" style:parent-style-name="standard">
      <style:graphic-properties draw:stroke="solid" draw:fill-color="#ffffff" draw:textarea-horizontal-align="center" draw:textarea-vertical-align="middle"/>
    </style:style>
    <style:style style:name="gr4" style:family="graphic" style:parent-style-name="standard">
      <style:graphic-properties draw:stroke-dash="_32__20_Dots_20_1_20_Dash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-dash="_32__20_Dots_20_1_20_Dash" draw:marker-end="Arrow" draw:marker-end-width="0.3cm" draw:textarea-horizontal-align="center" draw:textarea-vertical-align="bottom"/>
    </style:style>
    <style:style style:name="gr6" style:family="graphic" style:parent-style-name="standard">
      <style:graphic-properties draw:stroke="dash" draw:stroke-dash="Fine_20_Dashed" draw:marker-start="Line_20_Arrow" draw:marker-start-width="0.3cm" draw:textarea-horizontal-align="center" draw:textarea-vertical-align="botto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</style:style>
    <style:style style:name="gr8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family="'Liberation Mono'" style:font-family-generic="modern" style:font-pitch="fixed"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'Liberation Mono'" style:font-family-generic="modern" style:font-pitch="fixe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5.715cm" svg:height="1.645cm" svg:x="11.46cm" svg:y="1.635cm">
          <text:p text:style-name="P1"><text:span text:style-name="T1">Message Bus</text:span></text:p>
        </draw:rect>
        <draw:line draw:style-name="gr2" draw:text-style-name="P2" draw:layer="layout" svg:x1="6.38cm" svg:y1="3.28cm" svg:x2="6.38cm" svg:y2="12.805cm">
          <text:p/>
        </draw:line>
        <draw:rect draw:style-name="gr3" draw:text-style-name="P2" draw:layer="layout" svg:width="1.27cm" svg:height="6.35cm" svg:x="5.745cm" svg:y="4.55cm">
          <text:p/>
        </draw:rect>
        <draw:line draw:style-name="gr2" draw:text-style-name="P2" draw:layer="layout" svg:x1="14cm" svg:y1="3.28cm" svg:x2="14cm" svg:y2="12.805cm">
          <text:p/>
        </draw:line>
        <draw:rect draw:style-name="gr3" draw:text-style-name="P2" draw:layer="layout" svg:width="1.27cm" svg:height="2.54cm" svg:x="13.365cm" svg:y="5.185cm">
          <text:p/>
        </draw:rect>
        <draw:line draw:style-name="gr4" draw:text-style-name="P3" draw:layer="layout" svg:x1="7.015cm" svg:y1="5.82cm" svg:x2="13.365cm" svg:y2="5.82cm">
          <text:p text:style-name="P2"><text:span text:style-name="T2">MessageBusUtil.</text:span></text:p>
          <text:p text:style-name="P2"><text:span text:style-name="T2">sendSynchronousMessage()</text:span></text:p>
          <text:p text:style-name="P2"><text:span text:style-name="T2"/></text:p>
          <text:p text:style-name="P2"><text:span text:style-name="T2"/></text:p>
        </draw:line>
        <draw:line draw:style-name="gr5" draw:text-style-name="P4" draw:layer="layout" svg:x1="14.635cm" svg:y1="6.455cm" svg:x2="19.923cm" svg:y2="6.461cm">
          <text:p text:style-name="P1"><text:span text:style-name="T2">destination.send()</text:span></text:p>
          <text:p text:style-name="P1"><text:span text:style-name="T2"/></text:p>
        </draw:line>
        <draw:line draw:style-name="gr6" draw:text-style-name="P1" draw:layer="layout" svg:x1="7.015cm" svg:y1="9.63cm" svg:x2="19.796cm" svg:y2="9.636cm">
          <text:p text:style-name="P1"><text:span text:style-name="T1">return response</text:span></text:p>
          <text:p text:style-name="P1"><text:span text:style-name="T1"/></text:p>
        </draw:line>
        <draw:frame draw:style-name="gr7" draw:text-style-name="P1" draw:layer="layout" svg:width="1.786cm" svg:height="1.673cm" svg:x="3.794cm" svg:y="7.462cm">
          <draw:text-box>
            <text:p text:style-name="P1"><text:span text:style-name="T1">(block</text:span></text:p>
            <text:p text:style-name="P1"><text:span text:style-name="T1">and</text:span></text:p>
            <text:p text:style-name="P1"><text:span text:style-name="T1">wait)</text:span></text:p>
          </draw:text-box>
        </draw:frame>
        <draw:line draw:style-name="gr2" draw:text-style-name="P2" draw:layer="layout" svg:x1="20.516cm" svg:y1="3.281cm" svg:x2="20.516cm" svg:y2="12.806cm">
          <text:p/>
        </draw:line>
        <draw:rect draw:style-name="gr3" draw:text-style-name="P2" draw:layer="layout" svg:width="1.27cm" svg:height="3.81cm" svg:x="19.881cm" svg:y="6.089cm">
          <text:p/>
        </draw:rect>
        <draw:custom-shape draw:style-name="gr8" draw:text-style-name="P1" draw:layer="layout" svg:width="2.346cm" svg:height="1.524cm" svg:x="5.385cm" svg:y="1.635cm">
          <text:p text:style-name="P1"><text:span text:style-name="T1">Send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" draw:layer="layout" svg:width="2.667cm" svg:height="1.524cm" svg:x="19.169cm" svg:y="1.762cm">
          <text:p text:style-name="P1"><text:span text:style-name="T1">Message</text:span></text:p>
          <text:p text:style-name="P1"><text:span text:style-name="T1">Liste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06T13:16:51.83</meta:creation-date>
    <dc:date>2012-07-06T13:43:08.61</dc:date>
    <meta:editing-duration>PT24M10S</meta:editing-duration>
    <meta:editing-cycles>7</meta:editing-cycles>
    <meta:generator>LibreOffice/3.5$Windows_x86 LibreOffice_project/165a79a-7059095-e13bb37-fef39a4-9503d18</meta:generator>
    <meta:document-statistic meta:object-count="13"/>
  </office:meta>
</office:document-meta>
</file>